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05cm" svg:y1="9.8cm" svg:x2="5.05cm" svg:y2="1.5cm">
          <text:p/>
        </draw:line>
        <draw:line draw:style-name="gr2" draw:text-style-name="P1" draw:layer="layout" svg:x1="6.804cm" svg:y1="6.6cm" svg:x2="6.804cm" svg:y2="5.4cm">
          <text:p/>
        </draw:line>
        <draw:custom-shape draw:style-name="gr3" draw:text-style-name="P2" draw:layer="layout" svg:width="0.2cm" svg:height="0.2cm" svg:x="1.751cm" svg:y="5.9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5cm" svg:y1="5cm" svg:x2="7.45cm" svg:y2="1.5cm">
          <text:p/>
        </draw:line>
        <draw:line draw:style-name="gr1" draw:text-style-name="P1" draw:layer="layout" svg:x1="6.844cm" svg:y1="5.609cm" svg:x2="7.463cm" svg:y2="4.99cm">
          <text:p/>
        </draw:line>
        <draw:line draw:style-name="gr1" draw:text-style-name="P1" draw:layer="layout" svg:x1="7.45cm" svg:y1="7.01cm" svg:x2="7.45cm" svg:y2="10.71cm">
          <text:p/>
        </draw:line>
        <draw:line draw:style-name="gr4" draw:text-style-name="P1" draw:layer="layout" svg:x1="6.844cm" svg:y1="6.4cm" svg:x2="7.463cm" svg:y2="7.019cm">
          <text:p/>
        </draw:line>
        <draw:frame draw:style-name="gr5" draw:text-style-name="P3" draw:layer="layout" svg:width="0.749cm" svg:height="0.725cm" svg:x="7.301cm" svg:y="6.363cm">
          <draw:text-box>
            <text:p><text:span text:style-name="T1">E</text:span></text:p>
          </draw:text-box>
        </draw:frame>
        <draw:frame draw:style-name="gr5" draw:text-style-name="P3" draw:layer="layout" svg:width="0.749cm" svg:height="0.725cm" svg:x="7.301cm" svg:y="4.363cm">
          <draw:text-box>
            <text:p><text:span text:style-name="T1">C</text:span></text:p>
          </draw:text-box>
        </draw:frame>
        <draw:frame draw:style-name="gr5" draw:text-style-name="P3" draw:layer="layout" svg:width="0.7cm" svg:height="0.725cm" svg:x="1.45cm" svg:y="5.26cm">
          <draw:text-box>
            <text:p><text:span text:style-name="T1">B</text:span></text:p>
          </draw:text-box>
        </draw:frame>
        <draw:line draw:style-name="gr1" draw:text-style-name="P1" draw:layer="layout" svg:x1="13cm" svg:y1="9.81cm" svg:x2="1.9cm" svg:y2="9.81cm">
          <text:p/>
        </draw:line>
        <draw:custom-shape draw:style-name="gr3" draw:text-style-name="P2" draw:layer="layout" svg:width="0.2cm" svg:height="0.2cm" svg:x="1.751cm" svg:y="9.7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05cm" svg:y1="1.51cm" svg:x2="5.05cm" svg:y2="1.51cm">
          <text:p/>
        </draw:line>
        <draw:custom-shape draw:style-name="gr3" draw:text-style-name="P2" draw:layer="layout" svg:width="0.2cm" svg:height="0.2cm" svg:x="12.951cm" svg:y="9.7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2.951cm" svg:y="1.4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\mathrm{BE}}$§svg§600§TRUE§</svg:desc>
          <draw:g>
            <draw:path draw:style-name="gr6" draw:text-style-name="P4" draw:layer="layout" svg:width="0.29cm" svg:height="0.294cm" svg:x="6.426cm" svg:y="6.8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6" draw:text-style-name="P4" draw:layer="layout" svg:width="0.195cm" svg:height="0.2cm" svg:x="6.703cm" svg:y="6.9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6" draw:text-style-name="P4" draw:layer="layout" svg:width="0.197cm" svg:height="0.199cm" svg:x="6.936cm" svg:y="6.9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g>
          <svg:title>TexMaths</svg:title>
          <svg:desc>12§latex§$U_{A}$§svg§600§TRUE§</svg:desc>
          <draw:g>
            <draw:path draw:style-name="gr6" draw:text-style-name="P4" draw:layer="layout" svg:width="0.29cm" svg:height="0.294cm" svg:x="13.829cm" svg:y="4.844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3 80 52 0 104-48 118-103 13-49 25-98 37-148z">
              <text:p/>
            </draw:path>
            <draw:path draw:style-name="gr6" draw:text-style-name="P4" draw:layer="layout" svg:width="0.221cm" svg:height="0.208cm" svg:x="14.104cm" svg:y="4.984cm" svg:viewBox="0 0 222 209" svg:d="M43 173c-9 17-19 24-37 25-2 0-6 0-6 6 0 4 2 5 4 5 8 0 18-1 25-1 9 0 21 1 31 1 1 0 6 0 6-7 0-4-5-4-6-4-3 0-12-1-12-8 0-3 2-8 4-12 7-12 15-24 23-36 28 0 56 0 84 0 3 17 5 33 8 49-2 3-3 7-21 7-3 0-7 0-7 6 0 2 1 5 5 5 8 0 28-1 37-1 6 0 12 0 18 0 5 0 11 1 17 1 3 0 6-2 6-6 0-5-4-5-9-5-17 0-18-2-19-9-8-60-17-120-25-181-1-6-1-8-7-8s-7 2-10 7c-36 56-73 111-109 166zM83 132c20-32 40-64 61-96 5 32 9 64 14 96-25 0-50 0-75 0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6" draw:text-style-name="P4" draw:layer="layout" svg:width="0.299cm" svg:height="0.294cm" svg:x="7.829cm" svg:y="2.5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6" draw:text-style-name="P4" draw:layer="layout" svg:width="0.198cm" svg:height="0.211cm" svg:x="8.15cm" svg:y="2.6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6" draw:text-style-name="P4" draw:layer="layout" svg:width="0.193cm" svg:height="0.285cm" svg:x="6.029cm" svg:y="6.1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6" draw:text-style-name="P4" draw:layer="layout" svg:width="0.195cm" svg:height="0.2cm" svg:x="6.217cm" svg:y="6.2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3.32cm" svg:y="1.4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.329cm" svg:y="5.8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7" draw:text-style-name="P1" draw:layer="layout" svg:x1="7.74cm" svg:y1="10.7cm" svg:x2="7.14cm" svg:y2="10.7cm">
          <text:p/>
        </draw:line>
        <draw:line draw:style-name="gr7" draw:text-style-name="P1" draw:layer="layout" svg:x1="7.64cm" svg:y1="10.8cm" svg:x2="7.24cm" svg:y2="10.8cm">
          <text:p/>
        </draw:line>
        <draw:line draw:style-name="gr7" draw:text-style-name="P1" draw:layer="layout" svg:x1="7.54cm" svg:y1="10.9cm" svg:x2="7.34cm" svg:y2="10.9cm">
          <text:p/>
        </draw:line>
        <draw:line draw:style-name="gr1" draw:text-style-name="P1" draw:layer="layout" svg:x1="12.988cm" svg:y1="5.01cm" svg:x2="7.428cm" svg:y2="5.01cm">
          <text:p/>
        </draw:line>
        <draw:custom-shape draw:style-name="gr3" draw:text-style-name="P2" draw:layer="layout" svg:width="0.2cm" svg:height="0.2cm" svg:x="12.939cm" svg:y="4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C}}$§svg§600§TRUE§</svg:desc>
          <draw:g>
            <draw:path draw:style-name="gr6" draw:text-style-name="P4" draw:layer="layout" svg:width="0.193cm" svg:height="0.285cm" svg:x="6.817cm" svg:y="4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6" draw:text-style-name="P4" draw:layer="layout" svg:width="0.198cm" svg:height="0.211cm" svg:x="7.007cm" svg:y="4.1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3.32cm" svg:y="4.8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custom-shape draw:style-name="gr8" draw:text-style-name="P5" draw:layer="layout" svg:width="0.5cm" svg:height="1.2cm" svg:x="7.2cm" svg:y="2.1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99cm" svg:height="0.725cm" svg:x="13.501cm" svg:y="1.163cm">
          <draw:text-box>
            <text:p><text:span text:style-name="T1">VCC</text:span></text:p>
          </draw:text-box>
        </draw:frame>
        <draw:line draw:style-name="gr9" draw:text-style-name="P1" draw:layer="layout" svg:x1="13.05cm" svg:y1="5.3cm" svg:x2="13.05cm" svg:y2="9.6cm">
          <text:p/>
        </draw:line>
        <draw:line draw:style-name="gr9" draw:text-style-name="P1" draw:layer="layout" svg:x1="5.946cm" svg:y1="5.846cm" svg:x2="6.654cm" svg:y2="5.846cm">
          <text:p/>
        </draw:line>
        <draw:line draw:style-name="gr9" draw:text-style-name="P1" draw:layer="layout" svg:x1="7.31cm" svg:y1="3.94cm" svg:x2="7.31cm" svg:y2="4.648cm">
          <text:p/>
        </draw:line>
        <draw:custom-shape draw:style-name="gr8" draw:text-style-name="P5" draw:layer="layout" svg:width="0.5cm" svg:height="1.2cm" svg:x="4.8cm" svg:y="2.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1.2cm" svg:x="4.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$§svg§600§TRUE§</svg:desc>
          <draw:g>
            <draw:path draw:style-name="gr6" draw:text-style-name="P4" draw:layer="layout" svg:width="0.298cm" svg:height="0.294cm" svg:x="4.229cm" svg:y="2.547cm" svg:viewBox="0 0 299 295" svg:d="M140 29c2-10 4-15 12-16 4 0 17 0 25 0 30 0 77 0 77 42 0 14-7 43-23 59-11 12-33 25-72 25-15 0-31 0-46 0 9-37 18-74 27-110zM200 143c43-8 93-38 93-80 0-36-38-63-93-63-40 0-80 0-120 0-8 0-12 0-12 8 0 5 4 5 12 5 5 1 9 0 16 1 7 0 11 2 11 6 0 3 0 4-2 9-18 75-37 150-56 224-4 17-5 20-38 20-7 0-11 0-11 8 0 5 5 5 6 5 11 0 41-1 53-1s40 1 52 1c4 0 9 0 9-9 0-4-4-4-11-4-16 0-28 0-28-8 0-2 0-4 2-7 9-37 18-74 27-111 17 0 34 0 50 0 39 0 46 24 46 38 0 7-4 19-6 29-2 12-7 28-7 36 0 45 51 45 56 45 36 0 50-42 50-48 0-4-3-3-5-4-3 0-4 2-5 4-10 32-28 39-39 39-13 0-17-9-17-25 0-14 4-35 5-48 1-6 1-15 1-19 0-33-27-46-39-51z">
              <text:p/>
            </draw:path>
            <draw:path draw:style-name="gr6" draw:text-style-name="P4" draw:layer="layout" svg:width="0.129cm" svg:height="0.194cm" svg:x="4.549cm" svg:y="2.701cm" svg:viewBox="0 0 130 195" svg:d="M130 141c-3 0-7 0-10 0 0 7-4 24-7 28-3 1-26 1-29 1-18 0-36 0-54 0 30-28 41-36 59-49 21-18 41-36 41-64 0-35-31-57-69-57-36 0-61 25-61 53 0 14 13 16 16 16 7 0 15-4 15-15 0-6-1-16-17-16 9-21 29-27 43-27 29 0 45 22 45 46 0 25-18 46-28 57-23 23-47 46-70 69-4 2-4 4-4 12 40 0 81 0 121 0 3-18 6-36 9-54z">
              <text:p/>
            </draw:path>
          </draw:g>
        </draw:g>
        <draw:g>
          <svg:title>TexMaths</svg:title>
          <svg:desc>12§latex§$R_{1}$§svg§600§TRUE§</svg:desc>
          <draw:g>
            <draw:path draw:style-name="gr6" draw:text-style-name="P4" draw:layer="layout" svg:width="0.298cm" svg:height="0.294cm" svg:x="4.229cm" svg:y="8.347cm" svg:viewBox="0 0 299 295" svg:d="M140 29c2-10 4-15 12-16 3 0 17 0 25 0 30 0 77 0 77 42 0 14-8 43-23 59-12 12-34 25-72 25-15 0-31 0-47 0 10-37 19-74 28-110zM200 143c43-8 93-38 93-80 0-36-38-63-93-63-40 0-80 0-120 0-8 0-12 0-12 8 0 5 4 5 12 5 5 1 9 0 16 1 7 0 10 2 10 6 0 3 0 4-1 9-18 75-37 150-56 224-5 17-5 20-38 20-7 0-11 0-11 8 0 5 5 5 6 5 11 0 41-1 53-1s40 1 52 1c4 0 9 0 9-9 0-4-4-4-12-4-16 0-27 0-27-8 0-2 0-4 2-7 9-37 18-74 27-111 17 0 34 0 50 0 39 0 46 24 46 38 0 7-4 19-6 29-3 12-7 28-7 36 0 45 50 45 56 45 36 0 50-42 50-48 0-4-3-3-5-4-3 0-5 2-6 4-9 32-28 39-38 39-13 0-17-9-17-25 0-14 3-35 5-48 1-6 1-15 1-19 0-33-27-46-39-51z">
              <text:p/>
            </draw:path>
            <draw:path draw:style-name="gr6" draw:text-style-name="P4" draw:layer="layout" svg:width="0.107cm" svg:height="0.194cm" svg:x="4.561cm" svg:y="8.501cm" svg:viewBox="0 0 108 195" svg:d="M67 8c0-8-1-8-8-8-20 19-47 19-59 19 0 4 0 7 0 11 7 0 26 0 43-8 0 49 0 99 0 149 0 10 0 13-30 13-3 0-7 0-11 0 0 4 0 7 0 11 6 0 42-1 53-1 8 0 45 1 53 1 0-4 0-7 0-11-4 0-8 0-12 0-29 0-29-3-29-13 0-54 0-108 0-163z">
              <text:p/>
            </draw:path>
          </draw:g>
        </draw:g>
        <draw:line draw:style-name="gr9" draw:text-style-name="P1" draw:layer="layout" svg:x1="1.85cm" svg:y1="6.293cm" svg:x2="1.85cm" svg:y2="9.593cm">
          <text:p/>
        </draw:line>
        <draw:g>
          <svg:title>TexMaths</svg:title>
          <svg:desc>12§latex§$U_{E}$§svg§600§TRUE§</svg:desc>
          <draw:g>
            <draw:path draw:style-name="gr6" draw:text-style-name="P4" draw:layer="layout" svg:width="0.29cm" svg:height="0.294cm" svg:x="0.63cm" svg:y="5.845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6" draw:text-style-name="P4" draw:layer="layout" svg:width="0.225cm" svg:height="0.199cm" svg:x="0.909cm" svg:y="5.994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g>
          <svg:title>TexMaths</svg:title>
          <svg:desc>12§latex§$I_{q}$§svg§600§TRUE§</svg:desc>
          <draw:g>
            <draw:path draw:style-name="gr6" draw:text-style-name="P4" draw:layer="layout" svg:width="0.193cm" svg:height="0.286cm" svg:x="4.429cm" svg:y="6.848cm" svg:viewBox="0 0 194 287" svg:d="M142 32c5-14 6-19 38-19 11 0 14 0 14-8 0-5-4-5-6-5-12 0-43 1-55 1-14 0-43-1-57-1-2 0-8 0-8 8 0 5 4 5 12 5 18 0 29 0 29 9 0 1 0 2 0 6-19 75-39 150-58 226-3 15-4 20-38 20-9 0-13 0-13 9 0 4 5 4 6 4 13 0 43-1 55-1 13 0 44 1 56 1 4 0 8 0 8-8 0-5-2-5-12-5-8 0-9 0-17-1-10-1-11-2-11-7 0-4 1-7 1-10 19-74 37-149 56-224z">
              <text:p/>
            </draw:path>
            <draw:path draw:style-name="gr6" draw:text-style-name="P4" draw:layer="layout" svg:width="0.132cm" svg:height="0.186cm" svg:x="4.616cm" svg:y="7.068cm" svg:viewBox="0 0 133 187" svg:d="M131 8c2-1 2-2 2-4s-2-4-4-4c-4 0-16 10-21 19-4-6-14-19-32-19-38 0-76 42-76 84 0 29 19 49 44 49 17 0 31-11 37-17 0 1-9 38-11 43-3 16-3 17-21 17-4 0-8 0-8 6 0 2 1 5 4 5 10 0 20-1 30-1s23 1 33 1c2 0 5-1 5-7 0-4-4-4-8-4-6 0-14 0-14-4 0-1 0-1 1-6 13-52 26-105 39-158zM87 92c-1 5-1 6-5 11-12 13-25 22-37 22-10 0-21-9-21-29 0-16 8-48 15-60 14-23 29-28 37-28 21 0 27 23 27 26 0 1-1 3-1 4-5 18-10 36-15 54z">
              <text:p/>
            </draw:path>
          </draw:g>
        </draw:g>
        <draw:line draw:style-name="gr9" draw:text-style-name="P1" draw:layer="layout" svg:x1="4.88cm" svg:y1="6.733cm" svg:x2="4.88cm" svg:y2="7.441cm">
          <text:p/>
        </draw:line>
        <draw:g>
          <svg:title>TexMaths</svg:title>
          <svg:desc>12§latex§$I$§svg§600§TRUE§</svg:desc>
          <draw:g>
            <draw:path draw:style-name="gr6" draw:text-style-name="P4" draw:layer="layout" svg:width="0.192cm" svg:height="0.285cm" svg:x="4.455cm" svg:y="4.742cm" svg:viewBox="0 0 193 286" svg:d="M142 32c3-15 5-19 38-19 10 0 13 0 13-8 0-5-5-5-6-5-12 0-43 1-55 1-13 0-44-1-56-1-2 0-8 0-8 8 0 5 4 5 12 5 17 0 28 0 28 7 0 3 0 4-1 8-18 75-37 150-56 226-3 15-5 19-38 19-9 0-13 0-13 8 0 5 5 5 6 5 12 0 43-1 55-1 13 0 43 1 56 1 3 0 8 0 8-8 0-5-3-5-13-5-7 0-9 0-18-1-8 0-9-3-9-6 0-4 0-8 1-11 18-74 37-148 56-223z">
              <text:p/>
            </draw:path>
          </draw:g>
        </draw:g>
        <draw:line draw:style-name="gr9" draw:text-style-name="P1" draw:layer="layout" svg:x1="4.905cm" svg:y1="4.626cm" svg:x2="4.905cm" svg:y2="5.334cm">
          <text:p/>
        </draw:line>
        <draw:custom-shape draw:style-name="gr8" draw:text-style-name="P5" draw:layer="layout" svg:width="0.5cm" svg:height="1.2cm" svg:x="7.20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E}$§svg§600§TRUE§</svg:desc>
          <draw:g>
            <draw:path draw:style-name="gr6" draw:text-style-name="P4" draw:layer="layout" svg:width="0.298cm" svg:height="0.294cm" svg:x="7.837cm" svg:y="8.348cm" svg:viewBox="0 0 299 295" svg:d="M140 29c2-10 4-15 12-16 4 0 17 0 25 0 30 0 77 0 77 42 0 14-7 43-23 59-12 12-34 25-72 25-15 0-31 0-47 0 10-37 19-74 28-110zM200 143c43-8 92-38 92-80 0-36-37-63-92-63-40 0-80 0-120 0-8 0-12 0-12 8 0 5 4 5 12 5 5 1 9 0 16 1 7 0 11 2 11 6 0 3 0 4-2 9-18 75-37 150-56 224-5 17-5 20-38 20-7 0-11 0-11 8 0 5 3 3 5 5 12 0 42-1 54-1s40 1 52 1c4 0 9 0 9-9 0-4-4-4-12-4-16 0-27 0-27-8 0-2 0-4 2-7 9-37 18-74 27-111 17 0 34 0 50 0 39 0 46 24 46 38 0 7-4 19-6 29-4 12-7 28-7 36 0 45 50 45 56 45 36 0 50-42 50-48 0-4-3-3-5-4-3 0-4 2-6 4-9 32-28 39-38 39-13 0-17-9-17-25 0-14 3-35 5-48 1-6 1-15 1-19 0-33-27-46-39-51z">
              <text:p/>
            </draw:path>
            <draw:path draw:style-name="gr6" draw:text-style-name="P4" draw:layer="layout" svg:width="0.227cm" svg:height="0.199cm" svg:x="8.158cm" svg:y="8.497cm" svg:viewBox="0 0 228 200" svg:d="M213 132c2-4 2-4 2-5 0-3-1-5-6-5 0 0-1 0-2 1s-1 1-5 9c-19 43-34 57-82 57-17 0-33 0-49 0-10 0-10 0-10-2s0-3 1-8c7-26 13-51 19-77 12 0 23 0 34 0 23 0 26 3 26 13 0 3-1 8-2 13 0 2 0 2 0 4 1 1 0 3 5 3 3 0 4-1 4-6 6-21 12-43 17-64 1-4 1-3 1-4 0-4-2-5-4-5-5 0-5 1-6 9-8 22-16 26-41 26-10 0-21 0-31 0 6-23 12-46 18-69 2-10 2-11 15-11 16 0 32 0 48 0 38 0 48 8 48 34 0 8-1 16-1 18 0 3 1 5 5 5s4-2 6-8c1-17 3-34 4-50 2-10-1-10-8-10-54 0-108 0-162 0-6 0-9 0-9 7 0 4 3 4 9 4 5 0 6 0 11 1 6 0 7 1 7 4 0 2-1 4-1 7-13 51-25 102-38 153-4 11-4 13-26 13-6 0-10 0-10 6 0 5 4 5 10 5 55 0 110 0 166 0 7 0 7 0 9-6 10-21 19-42 28-62z">
              <text:p/>
            </draw:path>
          </draw:g>
        </draw:g>
        <draw:line draw:style-name="gr10" draw:text-style-name="P1" draw:layer="layout" svg:x1="1.903cm" svg:y1="6cm" svg:x2="6.743cm" svg:y2="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2T20:46:38.032315142</dc:date>
    <meta:editing-duration>PT22H32M12S</meta:editing-duration>
    <meta:editing-cycles>61</meta:editing-cycles>
    <meta:generator>LibreOffice/7.3.7.2$Linux_X86_64 LibreOffice_project/30$Build-2</meta:generator>
    <meta:document-statistic meta:object-count="85"/>
  </office:meta>
</office:document-meta>
</file>